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color="#ff3333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3"><text:s/>Core java assignments- Answers in Assignmentkey folder</text:span></text:p>
      <text:p text:style-name="P1"/>
      <text:p text:style-name="P1"><text:span text:style-name="T4">Problem #1: </text:span>Write a Java program to calculate sum of two numbers. (Sum.java)</text:p>
      <text:p text:style-name="P1"/>
      <text:p text:style-name="P1"><text:span text:style-name="T4">Problem #2:</text:span> Write a java program to prints the count of odd and even no’s entered. (<text:span text:style-name="T1">Countevenodd .java)</text:span></text:p>
      <text:p text:style-name="P1"/>
      <text:p text:style-name="P1"><text:span text:style-name="T4">Problem #3:</text:span> Write a program to convert the given temperature in Fahrenheit to Celsius using the </text:p>
      <text:p text:style-name="P1">following conversion formula </text:p>
      <text:p text:style-name="P1">C = F-32 / 1.8 and display the value in a tabular form. (<text:span text:style-name="T1">ConvertTempInC .java)</text:span></text:p>
      <text:p text:style-name="P1"/>
      <text:p text:style-name="P1"><text:span text:style-name="T4">Problem #4:</text:span> Write Java program to print the squares and cubes for the numbers 1 to 5. (<text:span text:style-name="T1">NumSquareCube.java)</text:span></text:p>
      <text:p text:style-name="P1"/>
      <text:p text:style-name="P1"><text:span text:style-name="T4">Problem #5:</text:span> Write a java program to find the roots of a quadratic equation. Assign the values of a, b </text:p>
      <text:p text:style-name="P1">and c of the equations in the program itself. (<text:span text:style-name="T1">QuadraticEqRoots.java)</text:span></text:p>
      <text:p text:style-name="P1"/>
      <text:p text:style-name="P1"><text:span text:style-name="T4">Problem #6:</text:span> <text:s/>Write a java program for finding the sum, difference, product, quotient, minimum and </text:p>
      <text:p text:style-name="P1">maximum of any two integers. ( <text:span text:style-name="T1">Arithoperators.java)</text:span></text:p>
      <text:p text:style-name="P1"/>
      <text:p text:style-name="P1"><text:span text:style-name="T4">Problem #7:</text:span> Write a java program 'MyNumber.java" that performs following operations on a variable </text:p>
      <text:p text:style-name="P1">'num' of type double: </text:p>
      <text:p text:style-name="P1"><text:s text:c="7"/>a) Finds the round value of 'num' and stores the result in a variable numRound </text:p>
      <text:p text:style-name="P1"><text:s text:c="12"/>of type double. </text:p>
      <text:p text:style-name="P1"><text:s text:c="7"/>b) Finds the ceil value of 'num' and stores the result in a variable numCeil of type </text:p>
      <text:p text:style-name="P1"><text:s text:c="12"/>double. </text:p>
      <text:p text:style-name="P1"><text:s text:c="7"/>c) Finds the floor value of 'num' and stores the result in a variable numFloor of </text:p>
      <text:p text:style-name="P1"><text:s text:c="12"/>type double </text:p>
      <text:p text:style-name="P1"><text:s text:c="7"/>d) Cast 'num' to type int and stores the result in a variable numInteger of type </text:p>
      <text:p text:style-name="P1"><text:s text:c="12"/>int. </text:p>
      <text:p text:style-name="P1"/>
      <text:p text:style-name="P1">Display output of numRound, numCeil, numFloor and numInteger on screen. </text:p>
      <text:p text:style-name="P1">Note: </text:p>
      <text:p text:style-name="P1">Test your program with following value of num </text:p>
      <text:p text:style-name="P1">num=56.764 </text:p>
      <text:p text:style-name="P1">num=36.432 </text:p>
      <text:p text:style-name="P1"/>
      <text:p text:style-name="P1">Use Math.round, Math.ceil, Math.floor methods of class Math for 1,2 and 3. (MyNumber.java)</text:p>
      <text:p text:style-name="P1"/>
      <text:p text:style-name="P1"><text:span text:style-name="T4">Problem #8:</text:span> Write Java program to show uses of all Math class methods. (MathClsMethods.java)</text:p>
      <text:p text:style-name="P1"/>
      <text:p text:style-name="P1"><text:span text:style-name="T4">Problem #9:</text:span> Write Java program to compute the sum of the 2+4+6+---------+10. (Series.java)</text:p>
      <text:p text:style-name="P1"/>
      <text:p text:style-name="P1"><text:span text:style-name="T4">Problem #10:</text:span> Write a java program that computes the sum of the reciprocals: (Series1.java)</text:p>
      <text:p text:style-name="P1"><text:s text:c="7"/>1/1 + 1/2 + 1/3 + ... + 1/10 </text:p>
      <text:p text:style-name="P1"/>
      <text:p text:style-name="P1"><text:span text:style-name="T4">Problem #11:</text:span> <text:s/>Shown below is a Floyd’s triangle </text:p>
      <text:p text:style-name="P1">1 </text:p>
      <text:p text:style-name="P1">2 3 </text:p>
      <text:p text:style-name="P1">4 5 6 </text:p>
      <text:p text:style-name="P1">7 8 9 10 </text:p>
      <text:p text:style-name="P1">11 12 13 14 15 </text:p>
      <text:p text:style-name="P1">Write a program to print this triangle. (Flod2.java)</text:p>
      <text:p text:style-name="P1">(b). Modify the program to produce the following form of Floyd’s triangle. (Floyd.java)</text:p>
      <text:p text:style-name="P1">1 </text:p>
      <text:p text:style-name="P1">01 </text:p>
      <text:p text:style-name="P1">101 </text:p>
      <text:p text:style-name="P1">0101 </text:p>
      <text:p text:style-name="P1">10101 </text:p>
      <text:p text:style-name="P1"/>
      <text:p text:style-name="P1"><text:span text:style-name="T4">Problem #12:</text:span> <text:s/>Write a program in the sequence </text:p>
      <text:p text:style-name="P1">1 1 2 3 5 8 13 21 ……………… <text:s/>and called Fibonacci numbers. Write a program using a do…while loop to calculate and <text:s/>print the first m Fabonacci numbers. (FibonacciDoWhile.java)</text:p>
      <text:p text:style-name="P1"/>
      <text:p text:style-name="P1"><text:span text:style-name="T4">Problem #13: </text:span><text:s/>Write a program to accept three digits (i.e. 0 - 9) and print all its possible combinations. <text:s/>(For example if <text:soft-page-break/>the three digits are 1, 2, 3 than all possible combinations are: 123, <text:s/>132,213, 231, 312, 321.) <text:s/>(PossibleCmb.java)</text:p>
      <text:p text:style-name="P1"/>
      <text:p text:style-name="P1"><text:span text:style-name="T4">Problem #14:</text:span> <text:s/>Write a program to calculate the area of triangle, square, circle, rectangle by using <text:s/>method overloading. (AreaOverloading.java)</text:p>
      <text:p text:style-name="P1"/>
      <text:p text:style-name="P1"><text:span text:style-name="T4">Problem #15:</text:span> <text:s/>Write a Java Program which prompts the user to enter 4 numbers. The program will then <text:s/>computes and display their sum and their product. (Sumprd.java)</text:p>
      <text:p text:style-name="P1"/>
      <text:p text:style-name="P1"><text:span text:style-name="T4">Problem #16: </text:span><text:s/>Write a Java program which reads a 4-digit number and prints the digits on separate lines. <text:s/>(Each digit is printed on one line). <text:s/>(Digit.java)</text:p>
      <text:p text:style-name="P1"/>
      <text:p text:style-name="P1"><text:span text:style-name="T4">Problem #17:</text:span> <text:s text:c="2"/>The intersection method computes the intersection of two rectangles- that is, the <text:s/>rectangle that is formed by two overlapping rectangles: <text:s/>You call this method as follows: <text:s/>Rectangle r3 =r1.intersection(r2); </text:p>
      <text:p text:style-name="P1"><text:s/>Write a program that constructs two rectangle objects, prints them, and then prints their </text:p>
      <text:p text:style-name="P1">intersection. What happens when the rectangles do not overlap? </text:p>
      <text:p text:style-name="P1"/>
      <text:p text:style-name="P1"><text:span text:style-name="T4">Problem #18:</text:span> <text:s/>Write Java program involving two classes: OddAndEven and TestOddAndEven. </text:p>
      <text:p text:style-name="P1">OddAndEven has the following: </text:p>
      <text:p text:style-name="P1"><text:s text:c="11"/> <text:s text:c="3"/>instance varaibales countOfOdd and countOfEven both of type int </text:p>
      <text:p text:style-name="P1"><text:s text:c="11"/> <text:s text:c="3"/>A method addNumber that takes a number as parameter and increment </text:p>
      <text:p text:style-name="P1"><text:s text:c="14"/>countOfOdd, if the number is odd, else increment countOfEven. </text:p>
      <text:p text:style-name="P1"><text:s text:c="11"/> <text:s text:c="3"/>A method toString that returns a string in the form: “Number of Odd: x, </text:p>
      <text:p text:style-name="P1"><text:s text:c="15"/>Number <text:s text:c="6"/>of Even : y”, where x and y are the values of the instance </text:p>
      <text:p text:style-name="P1"><text:s text:c="15"/>variables. </text:p>
      <text:p text:style-name="P1"><text:s/>The TestOddAndEven class first creates OddAndEven object, then in a loop, read a </text:p>
      <text:p text:style-name="P1">number and use it to call the addNumber method until the user enters Q. Finally, it </text:p>
      <text:p text:style-name="P1">prints the count of odd and even numbers entered. (TestOddAndEven.java)</text:p>
      <text:p text:style-name="P1"/>
      <text:p text:style-name="P1"><text:span text:style-name="T4">Problem #19:</text:span> <text:s/>In a small firm employee numbers are given in serial numerical order, that is 1, 2, 3 etc. </text:p>
      <text:p text:style-name="P1">write a menu driven program to perform following operations: </text:p>
      <text:p text:style-name="P1"><text:s text:c="8"/>a) Create a file of employee data with following information: <text:s/>Employee No, Name, Sex, Gross Salary. </text:p>
      <text:p text:style-name="P1"><text:s text:c="8"/>b) Append the data of a new employee joining the firm. </text:p>
      <text:p text:style-name="P1"><text:s text:c="8"/>c) If a given employee leaves, delete his record. </text:p>
      <text:p text:style-name="P1"><text:s text:c="8"/>d) If gross salary of a given employee increases, update the gross salary. </text:p>
      <text:p text:style-name="P1"><text:s text:c="8"/>e) Display the record of (i) a given employee or (ii) all employees. <text:s text:c="7"/>(EmpFirm.java)</text:p>
      <text:p text:style-name="P1"/>
      <text:p text:style-name="P1"><text:span text:style-name="T4">Problem #20:</text:span> <text:s/>Design a class Circle and implement the following methods: </text:p>
      <text:p text:style-name="P1"><text:s text:c="3"/> <text:s text:c="3"/>Define a circle method to compute its area </text:p>
      <text:p text:style-name="P1"><text:s text:c="3"/> <text:s text:c="3"/>Define a circle method to compute its perimeter </text:p>
      <text:p text:style-name="P1"><text:s text:c="3"/> <text:s text:c="3"/>Define a method that takes a given point represented by a pair of numbers and <text:s text:c="2"/>checks whether or not the point is inside the circle. </text:p>
      <text:p text:style-name="P1">The circle class needs to have instance variables to store the radius of the circle, and the x <text:s/>and y coordinates of the center. Add main program to test the class Circle repeatedly, <text:s/>until user enters negative value for the radius of the circle. (Circles.java)</text:p>
      <text:p text:style-name="P1"/>
      <text:p text:style-name="P1"><text:span text:style-name="T4">Problem #21: </text:span><text:s/>The certain instructor assigns letter grade for his course based on the following table: </text:p>
      <text:p text:style-name="P1"><text:s text:c="20"/>Score <text:s text:c="6"/>Grade </text:p>
      <text:p text:style-name="P1"><text:s text:c="20"/>&gt;= 90 <text:s text:c="6"/>A+ </text:p>
      <text:p text:style-name="P1"><text:s text:c="20"/>&gt;= 85 <text:s text:c="6"/>A </text:p>
      <text:p text:style-name="P1"><text:s text:c="20"/>&gt;= 80 <text:s text:c="6"/>B+ </text:p>
      <text:p text:style-name="P1"><text:s text:c="20"/>&gt;= 75 <text:s text:c="6"/>B </text:p>
      <text:p text:style-name="P1"><text:s text:c="20"/>&gt;= 65 <text:s text:c="6"/>C+ </text:p>
      <text:p text:style-name="P1"><text:s text:c="20"/>&gt;= 60 <text:s text:c="6"/>C </text:p>
      <text:p text:style-name="P1"><text:s text:c="20"/>&gt;= 55 <text:s text:c="6"/>D+ </text:p>
      <text:p text:style-name="P1"><text:s text:c="20"/>&gt;= 50 <text:s text:c="6"/>D </text:p>
      <text:p text:style-name="P1"><text:s text:c="20"/>&lt; 50 <text:s text:c="7"/>F </text:p>
      <text:p text:style-name="P1">Write a class, Grader, which has: <text:s/>an instance variable, score, an appropriate constructor and appropriate methods </text:p>
      <text:p text:style-name="P1"><text:s text:c="4"/> a method, letterGrade() that returns the letter grade as a String. </text:p>
      <text:p text:style-name="P1"><text:s text:c="7"/>Now write a demo class to test the Grader class by reading a score from the user, <text:s/>using it to create a Grader object after validating that the value is not negative and <text:s/>is not greater then 100. Finally, call the letterGrade() method to get and print the <text:s/>grade. <text:s text:c="2"/>(Instructorgrade.java)</text:p>
      <text:p text:style-name="P1"/>
      <text:p text:style-name="P1"><text:span text:style-name="T4">Problem #22:</text:span> <text:s/>A sales person is paid commission based on the sales he makes as shown by the <text:s/>following table: </text:p>
      <text:p text:style-name="P1"><text:soft-page-break/><text:s text:c="10"/><text:span text:style-name="T2"><text:s/>SALES <text:s text:c="6"/><text:tab/><text:tab/><text:tab/><text:tab/>COMMISSION </text:span></text:p>
      <text:p text:style-name="P1"><text:s text:c="10"/>Under <text:s/>SR500 <text:s text:c="3"/><text:tab/><text:tab/><text:tab/> <text:s/>2 % of SALES </text:p>
      <text:p text:style-name="P1"><text:s text:c="10"/>SR500 <text:s/>and under SR5000 <text:s text:c="3"/><text:tab/><text:tab/> <text:s/>5 % of SALES </text:p>
      <text:p text:style-name="P1"><text:s text:c="10"/>SR5000 <text:s/>and over <text:s text:c="4"/><text:tab/><text:tab/> <text:s/>8 % of SALES </text:p>
      <text:p text:style-name="P1"/>
      <text:p text:style-name="P1"><text:s text:c="10"/>Write a class, Commission, which has: an instance variable, sales; an appropriate constructor; and a method, commission() that returns the commission. </text:p>
      <text:p text:style-name="P1"><text:s text:c="7"/>Now write a demo class to test the Commission class by reading a sale from the <text:s text:c="8"/>user, using it to create a Commission object after validating that the value is not <text:s text:c="8"/>negative. Finally, call the commission() method to get and print the commission. If the sales are negative, your demo should print the message “Invalid Input”. <text:s/>(DemoSales.java)</text:p>
      <text:p text:style-name="P1"/>
      <text:p text:style-name="P1"><text:span text:style-name="T4">Problem #23: </text:span><text:s/>Create a package called "Arithmetic" that contains methods to deal all arithmetic <text:s/>operations. Also, write a program to use the package. (PackMath.java- In Arthmetic package-MyMath.java)</text:p>
      <text:p text:style-name="P1"/>
      <text:p text:style-name="P1"><text:span text:style-name="T4">Problem #24: </text:span><text:s/>Write a program to make use of a parameterized method inside a class. Take the <text:s/>following case: Create a class Box and define a method in this class which will return the <text:s/>volume of the box. Initialize two objects for your class and print out the volumes <text:s/>respectively. (Box.java)</text:p>
      <text:p text:style-name="P1"/>
      <text:p text:style-name="P1"><text:span text:style-name="T4">Problem #25:</text:span> <text:s/>Write a program to read a line of text from keyboard then using StringTokenizer class <text:s/>print each word of this text in separate line (one word per line) and at the last print total <text:s/>number of words in the text . (CountWords.java)</text:p>
      <text:p text:style-name="P1"/>
      <text:p text:style-name="P1"><text:span text:style-name="T4">Problem #26:</text:span> <text:s/>Write a program that prompts for and read e-mail address of a user. The program then <text:s/>prints the user name and the domain name on different lines using StringTokenizer class. (StrtokenPrint.java)</text:p>
      <text:p text:style-name="P1"/>
      <text:p text:style-name="P1"><text:span text:style-name="T4">Problem #27:</text:span> <text:s/>Write a program in Java that reads in text and prints as output the following: </text:p>
      <text:p text:style-name="P1">The number of words in the text </text:p>
      <text:p text:style-name="P1">The number of sentences in the text </text:p>
      <text:p text:style-name="P1">The number of times the letter “e” occurs in the text </text:p>
      <text:p text:style-name="P1">The number of times the letter “z” occurs in the text </text:p>
      <text:p text:style-name="P1">( Note: Use StringTokenizer class ) <text:s text:c="2"/>(Strtokenprintcount.java)</text:p>
      <text:p text:style-name="P1"/>
      <text:p text:style-name="P1">Problem#: Implement a Student class with the following fields, constructors and methods : </text:p>
      <text:p text:style-name="P1">Fields: name; </text:p>
      <text:p text:style-name="P1"><text:s text:c="8"/>totalScore; </text:p>
      <text:p text:style-name="P1"><text:s text:c="8"/>numberOfQuizzes; </text:p>
      <text:p text:style-name="P1">Constructors: </text:p>
      <text:p text:style-name="P1"><text:s text:c="8"/>public Student(String name, double score) </text:p>
      <text:p text:style-name="P1"><text:s text:c="8"/>public Student(double score, String name) </text:p>
      <text:p text:style-name="P1"><text:s text:c="8"/>public Student(String name) { </text:p>
      <text:p text:style-name="P1">Methods: </text:p>
      <text:p text:style-name="P1"><text:s text:c="8"/>public String getName() </text:p>
      <text:p text:style-name="P1"><text:s text:c="8"/>public double getAverage() //this should return zero if no quiz has been taken. </text:p>
      <text:p text:style-name="P1"><text:s text:c="8"/>public double getTotalScore() </text:p>
      <text:p text:style-name="P1"><text:s text:c="8"/>public void addQuiz(double score) </text:p>
      <text:p text:style-name="P1"><text:s text:c="8"/>public void printStudent() <text:s/>//this should print the student’s name and average <text:s/>score </text:p>
      <text:p text:style-name="P1"><text:s text:c="8"/>public String toString() </text:p>
      <text:p text:style-name="P1">Write an application TestStudent that reads a student name and use the Student class to <text:s/>create a Student object. Then read the scores of the student in three quizzes and add each <text:s/>to the totalScore of the student using addQuiz() method and print the student object. <text:s/>( Note: Make use of this key word wherever it can be used ). </text:p>
      <text:p text:style-name="P3">(TestStudent.java)</text:p>
      <text:p text:style-name="P3"/>
      <text:p text:style-name="P1"><text:span text:style-name="T4">Problem #28: <text:s/></text:span>Write a program to design a class to represent a bank account. Include the following <text:s/>members. </text:p>
      <text:p text:style-name="P1"><text:s text:c="3"/>Date members </text:p>
      <text:p text:style-name="P1"><text:s text:c="3"/> Name of depositor </text:p>
      <text:p text:style-name="P1"><text:s text:c="3"/> Account Number </text:p>
      <text:p text:style-name="P1"><text:s text:c="3"/> Type of account </text:p>
      <text:p text:style-name="P1"><text:s text:c="3"/> Balance account in the account </text:p>
      <text:p text:style-name="P1">Methods:- </text:p>
      <text:p text:style-name="P1"><text:s text:c="3"/> To assign initial values </text:p>
      <text:p text:style-name="P1"><text:s text:c="3"/> To deposit an account </text:p>
      <text:p text:style-name="P1"><text:s text:c="3"/> To withdraw an account after checking balance. </text:p>
      <text:p text:style-name="P1"><text:s text:c="3"/> To display the name and balance </text:p>
      <text:p text:style-name="P1">(Bank.java)</text:p>
      <text:p text:style-name="P1"><text:soft-page-break/></text:p>
      <text:p text:style-name="P5">Problem #29: </text:p>
      <text:p text:style-name="P1"/>
      <text:p text:style-name="P1">Write a program that reads in a sentence from the user and prints it out with each word <text:s/>reversed, but with the words and punctuation in the original order: <text:s/>(WordReverse.java)</text:p>
      <text:p text:style-name="P1"/>
      <text:p text:style-name="P1"><text:span text:style-name="T4">Problem #30: </text:span><text:s/>Implement a superclass Person. Make two classes, Student and Instructor, inherit from <text:s/>Person. A person has a name and a year of birth. A student has a major, and an instructor <text:s/>has a salary. Write the class definitions, the constructors, and the methods toString for all <text:s/>classes. Supply a test program that tests these classes and methods. (Test.java)</text:p>
      <text:p text:style-name="P1"/>
      <text:p text:style-name="P1"><text:span text:style-name="T4">Problem #31:</text:span> <text:s/>Write a program where interface can be used to support multiple inheritances. Develop a <text:s/>standalone Java program for the example. (InterfMultipl.java)</text:p>
      <text:p text:style-name="P1"/>
      <text:p text:style-name="P1"><text:span text:style-name="T4">Problem #32: </text:span><text:s/>Implement the classes for the shapes using an interface for the common methods, rather <text:s/>than inheritance from the superclass, while still Shape as a base class. (InterfShape.java)</text:p>
      <text:p text:style-name="P1"/>
      <text:p text:style-name="P1"><text:span text:style-name="T4">Problem #33:</text:span> <text:s/>Write a program that calls a method that throws an exception of type ArithmeticExcepton <text:s/>at a random iteration in a for loop. Catch the exception in the method and pass the <text:s/>iteration count when the exception occurred to the calling method by using an object of <text:s/>an exception class you define. (TestIterated.java)</text:p>
      <text:p text:style-name="P1"/>
      <text:p text:style-name="P1"><text:span text:style-name="T4">Problem #34:</text:span> <text:s/>Write a program that will count the number of character in a file.(CountChar.java)</text:p>
      <text:p text:style-name="P1"/>
      <text:p text:style-name="P1"><text:span text:style-name="T4">Problem #35:</text:span> <text:s/>Write a program to create a sequential file that could store details about five products. <text:s/>Details include product code, cost, and number of items available and are provided <text:s/>through the keyboard. (Product.java)</text:p>
      <text:p text:style-name="P1"/>
      <text:p text:style-name="P1"><text:span text:style-name="T4">Problem #36: </text:span><text:s/>Write a Java program which reads student grades from a text file called grades.txt and <text:s/>prints only the corresponding letter grades into a file called letter.txt. The letter grades are <text:s/>assigned according to the following table. Assume that the grades.txt file can have any <text:s/>number of students’ grades. Hint: The last number in the grades.txt file is -1 (StudentGrade.java )</text:p>
      <text:p text:style-name="P1"><text:s text:c="16"/>Score <text:s text:c="8"/>Grade </text:p>
      <text:p text:style-name="P1"><text:s text:c="16"/>&gt;= 90 <text:s text:c="8"/>A+ </text:p>
      <text:p text:style-name="P1"><text:s text:c="16"/>&gt;= 85 <text:s text:c="8"/>A </text:p>
      <text:p text:style-name="P1"><text:s text:c="16"/>&gt;= 80 <text:s text:c="8"/>B+ </text:p>
      <text:p text:style-name="P1"><text:s text:c="16"/>&gt;= 75 <text:s text:c="8"/>B </text:p>
      <text:p text:style-name="P1"><text:s text:c="16"/>&gt;= 65 <text:s text:c="8"/>C+ </text:p>
      <text:p text:style-name="P1"><text:s text:c="16"/>&gt;= 60 <text:s text:c="8"/>C </text:p>
      <text:p text:style-name="P1"><text:s text:c="15"/>&gt;= 55 <text:s text:c="8"/>D+ </text:p>
      <text:p text:style-name="P1"><text:s text:c="15"/>&gt;= 50 <text:s text:c="8"/>D </text:p>
      <text:p text:style-name="P1"><text:s text:c="15"/>&lt; 50 <text:s text:c="9"/>F </text:p>
      <text:p text:style-name="P1"/>
      <text:p text:style-name="P1"><text:span text:style-name="T4">Problem #37: </text:span><text:s/>Write a program to read a,b,c from data file and store roots of the quadratic equation in <text:s/>output file. You must open your output file in append mode. (Fileroot.java)</text:p>
      <text:p text:style-name="P1"/>
      <text:p text:style-name="P1"><text:span text:style-name="T4">Problem #38: </text:span><text:s/>Develop an applet that receives three numeric values as input from the user and then <text:s/>displays the largest of the three on the screen. Write a HTML pages and test the applet. (Appletlarge.java)</text:p>
      <text:p text:style-name="P1"/>
      <text:p text:style-name="P1"><text:span text:style-name="T4">Problem #39:</text:span> <text:s/>Write applets to draw the following shapes: (AppletDraw.java)</text:p>
      <text:p text:style-name="P1">a). Cone <text:s text:c="3"/>b).Cylinder <text:s text:c="4"/>c). Square inside a circle <text:s text:c="11"/>d). Circle inside square </text:p>
      <text:p text:style-name="P1"/>
      <text:p text:style-name="P1"><text:span text:style-name="T4">Problem #40:</text:span> <text:s/>Write an applet that will display the following on a green background. Use the following <text:s/>dimension: </text:p>
      <text:p text:style-name="P1"><text:s text:c="3"/>Rectangle: <text:s text:c="6"/>(10, 10, 300, 150), fill color: blue </text:p>
      <text:p text:style-name="P1"><text:s text:c="3"/>Left circle: <text:s text:c="4"/>(10, 10, 150, 150), fill color: yellow </text:p>
      <text:p text:style-name="P1"><text:s text:c="3"/>Right circle: <text:s text:c="3"/>(159, 10, 150, 150), fill color: yellow </text:p>
      <text:p text:style-name="P1"><text:s text:c="3"/>Text: <text:s text:c="10"/>(110, 90), color: red </text:p>
      <text:p text:style-name="P1">(Appletgreen.java)</text:p>
      <text:p text:style-name="P1"/>
      <text:p text:style-name="P1"><text:span text:style-name="T4">Problem #41:</text:span> <text:s/>Write a java Applet program to plot the <text:s/>face: (AppletFace.java)</text:p>
      <text:p text:style-name="P1"/>
      <text:p text:style-name="P1"><text:span text:style-name="T4">Problem #42: </text:span><text:s/>Write a graphics program that draws a clock face with a time that the user enters in a text <text:s/>field. (The user must enter the time in the format hh:mm, for example 09:45. ). </text:p>
      <text:p text:style-name="P1">Hint: You need to find out the angles of the hour hand and the minute hand. The angle of </text:p>
      <text:p text:style-name="P1">the hour hand is harder; it travels 360 degree in 12 x 60 minutes. (AppletClock.java, AppletClock.html)</text:p>
      <text:p text:style-name="P1"><text:soft-page-break/></text:p>
      <text:p text:style-name="P1"><text:span text:style-name="T4">Problem #43:</text:span> <text:s/>Write a program that draws the picture of a house. (House.java, House.html)</text:p>
      <text:p text:style-name="P1"/>
      <text:p text:style-name="P1"><text:span text:style-name="T4">Problem #44:</text:span> <text:s/>Define a class Employee having private members – id, name, department, salary. Define <text:s/>default and parameterized constructors. Create a subclass called “Manager” with private <text:s/>member bonus. Define methods accept and display in both the classes. Create n objects of <text:s/>the Manager class and display the details of the manager having the maximum total <text:s/>salary (salary+bonus) </text:p>
      <text:p text:style-name="P1">(EmpManager.java)</text:p>
      <text:p text:style-name="P1"/>
      <text:p text:style-name="P1"><text:span text:style-name="T4">Problem #45:</text:span> <text:s/>Write a Java program to create a super class Vehicle having members Company and <text:s/>price. Derive 2 different classes LightMotorVehicle (members – mileage) and <text:s/>HeavyMotorVehicle (members – capacity-in-tons). Accept the information for n vehicles <text:s/>and display the information in appropriate form. While taking data, ask the user about the <text:s/>type of vehicle first. <text:s/>(VehicleDetails.java)</text:p>
      <text:p text:style-name="P1"/>
      <text:p text:style-name="P1"><text:span text:style-name="T4">Problem #46: </text:span><text:s/>A bank maintains two kinds of accounts - Savings Account and Current Account.The <text:s/>savings account provides compound interest, deposit and withdrawal facilities. The <text:s/>current account only provides deposit and withdrawal facilities. Current account holders <text:s/>should also maintain a minimum balance. If balance falls below this level, a service <text:s/>charge is imposed. Create a class Account that stores customer name, account number, <text:s/>and type of account. From this derive the classes Curr-acct and Sav-acct. Include the <text:s/>necessary methods in order to achieve the following tasks. </text:p>
      <text:p text:style-name="P1"><text:s text:c="2"/>a. Accept deposit from a customer and update the balance. </text:p>
      <text:p text:style-name="P1"><text:s text:c="2"/>b. Display the balance. </text:p>
      <text:p text:style-name="P1"><text:s text:c="2"/>c. Compute interest and add to balance. </text:p>
      <text:p text:style-name="P1"><text:s text:c="2"/>d. Permit withdrawal and update the balance (Check for the minimum balance, impose </text:p>
      <text:p text:style-name="P1">penalty if necessary). (BankAccount.java)</text:p>
      <text:p text:style-name="P1"/>
      <text:p text:style-name="P1"><text:span text:style-name="T4">Problem #47:</text:span> <text:s/>.Define a class called fruit with the following attributes: </text:p>
      <text:p text:style-name="P1"><text:s text:c="12"/>1. Name of the fruit. </text:p>
      <text:p text:style-name="P1"><text:s text:c="12"/>2. Single fruit or bunch fruit. </text:p>
      <text:p text:style-name="P1"><text:s text:c="12"/>3. Price. </text:p>
      <text:p text:style-name="P1">Define a suitable constructor and displayFruit() method that displays values of all the <text:s/>attributes. Write a program that creates 2 objects of fruit class and display their attributes. <text:s/>(FruitTest.java)</text:p>
      <text:p text:style-name="P1"/>
      <text:p text:style-name="P1"><text:span text:style-name="T4">Problem #48:</text:span> Write an applet to display the <text:s/>figure: (Stringlexicograph.java)</text:p>
      <text:p text:style-name="P1"/>
      <text:p text:style-name="P1"><text:span text:style-name="T4">Problem #49:</text:span> <text:s/>Draw a “bull’s eye” a set of concentric rings in alternation black and white colors: Fill a <text:s/>black circle, and then fill a smaller white circle on top, and so on. (AppletBullEye.java)</text:p>
      <text:p text:style-name="P1"/>
      <text:p text:style-name="P1"><text:span text:style-name="T4">Problem #50: </text:span><text:s/>Write a program that reads in three strings and sorts them lexicographically. (Stringlexicograph.java)</text:p>
      <text:p text:style-name="P1">Enter strings: </text:p>
      <text:p text:style-name="P1">Charlie Able Banker </text:p>
      <text:p text:style-name="P1">Output: </text:p>
      <text:p text:style-name="P1">Able Banker Charlie </text:p>
      <text:p text:style-name="P1"/>
      <text:p text:style-name="P1"/>
      <text:p text:style-name="P1"/>
      <text:p text:style-name="P1"/>
      <text:p text:style-name="P1"><text:s text:c="44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khitha </meta:initial-creator>
    <meta:creation-date>2014-05-19T18:33:33</meta:creation-date>
    <dc:date>2014-10-16T18:21:46.070097642</dc:date>
    <meta:editing-duration>PT8M39S</meta:editing-duration>
    <meta:editing-cycles>5</meta:editing-cycles>
    <meta:generator>LibreOffice/4.2.3.3$Linux_x86 LibreOffice_project/420m0$Build-3</meta:generator>
    <meta:document-statistic meta:table-count="0" meta:image-count="0" meta:object-count="0" meta:page-count="6" meta:paragraph-count="192" meta:word-count="2461" meta:character-count="16108" meta:non-whitespace-character-count="12458"/>
  </office:meta>
</office:document-meta>
</file>